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9.00pt" fo:font-weight="normal" fo:font-family="'Times New Roman'" style:font-family-asian="'Times New Roman'" style:font-family-complex="'Times New Roman'" fo:background-color="transparent" fo:color="#ffffff"/>
    </style:style>
    <style:style style:name="T9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9.00pt" fo:font-weight="normal" fo:font-family="'Times New Roman'" style:font-family-asian="'Times New Roman'" style:font-family-complex="'Times New Roman'" fo:background-color="transparent" fo:color="#ffffff"/>
    </style:style>
    <style:style style:name="T11" style:family="text">
      <style:text-properties fo:font-size="9.00pt" fo:font-weight="normal" fo:font-family="'Times New Roman'" style:font-family-asian="'Times New Roman'" style:font-family-complex="'Times New Roman'" fo:background-color="transparent" fo:color="#ffffff" fo:font-style="italic"/>
    </style:style>
    <style:style style:name="T12" style:family="text">
      <style:text-properties fo:font-size="9.00pt" fo:font-weight="normal" fo:font-family="'Times New Roman'" style:font-family-asian="'Times New Roman'" style:font-family-complex="'Times New Roman'" fo:background-color="transparent" fo:color="#ffffff"/>
    </style:style>
    <style:style style:name="T13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6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variant="small-caps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variant="small-caps"/>
    </style:style>
    <style:style style:name="T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variant="small-caps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variant="small-caps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variant="small-caps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8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fo:font-style="italic"/>
    </style:style>
    <style:style style:name="T40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8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8.00pt" fo:font-weight="normal" fo:font-family="'Times New Roman'" style:font-family-asian="'Times New Roman'" style:font-family-complex="'Times New Roman'" fo:background-color="transparent" fo:color="#222222" fo:font-style="italic"/>
    </style:style>
    <style:style style:name="T4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8.00pt" fo:font-weight="normal" fo:font-family="'Times New Roman'" style:font-family-asian="'Times New Roman'" style:font-family-complex="'Times New Roman'" fo:background-color="transparent" fo:color="#ffffff" fo:font-style="italic"/>
    </style:style>
    <style:style style:name="T46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47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48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49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0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1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2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3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4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5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6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7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8" style:family="text">
      <style:text-properties fo:font-size="8.00pt" fo:font-weight="normal" fo:font-family="'Times New Roman'" style:font-family-asian="'Times New Roman'" style:font-family-complex="'Times New Roman'" fo:background-color="transparent" fo:color="#ffff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4.00pt"/>
    </style:style>
    <style:style style:name="P2" style:family="paragraph">
      <style:paragraph-properties fo:line-height="100.00%" fo:text-align="center" fo:margin-top="14.00pt" fo:margin-bottom="14.00pt"/>
    </style:style>
    <style:style style:name="P3" style:family="paragraph">
      <style:paragraph-properties fo:line-height="50.00%" fo:text-align="center" fo:margin-top="14.00pt" fo:margin-bottom="14.00pt"/>
    </style:style>
    <style:style style:name="P4" style:family="paragraph">
      <style:paragraph-properties fo:line-height="100.00%" fo:text-align="center" fo:margin-top="14.00pt" fo:margin-bottom="2.00p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 fo:margin-left="0.00pt" fo:text-indent="13.60pt" fo:margin-bottom="10.00pt"/>
    </style:style>
    <style:style style:name="P7" style:family="paragraph">
      <style:paragraph-properties fo:line-height="100.00%" fo:text-align="justify" fo:margin-left="0.00pt" fo:text-indent="13.70pt" fo:margin-bottom="6.00pt"/>
    </style:style>
    <style:style style:name="P8" style:family="paragraph">
      <style:paragraph-properties fo:line-height="100.00%" fo:text-align="center" fo:margin-top="8.00pt" fo:margin-bottom="4.00pt">
        <style:tab-stops>
          <style:tab-stop style:position="10.80pt"/>
        </style:tab-stops>
      </style:paragraph-properties>
    </style:style>
    <style:style style:name="P9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10" style:family="paragraph">
      <style:paragraph-properties fo:line-height="100.00%" fo:text-align="center" fo:margin-top="8.00pt" fo:margin-bottom="4.00pt">
        <style:tab-stops>
          <style:tab-stop style:position="10.80pt"/>
        </style:tab-stops>
      </style:paragraph-properties>
    </style:style>
    <style:style style:name="P11" style:family="paragraph">
      <style:paragraph-properties fo:line-height="100.00%" fo:text-align="left" fo:margin-top="6.00pt" fo:margin-bottom="3.00pt">
        <style:tab-stops>
          <style:tab-stop style:position="14.40pt"/>
        </style:tab-stops>
      </style:paragraph-properties>
    </style:style>
    <style:style style:name="P12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13" style:family="paragraph">
      <style:paragraph-properties fo:line-height="100.00%" fo:text-align="left" fo:margin-top="6.00pt" fo:margin-bottom="3.00pt">
        <style:tab-stops>
          <style:tab-stop style:position="14.40pt"/>
        </style:tab-stops>
      </style:paragraph-properties>
    </style:style>
    <style:style style:name="P14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15" style:family="paragraph">
      <style:paragraph-properties fo:line-height="100.00%" fo:text-align="center" fo:margin-top="8.00pt" fo:margin-bottom="4.00pt">
        <style:tab-stops>
          <style:tab-stop style:position="10.80pt"/>
        </style:tab-stops>
      </style:paragraph-properties>
    </style:style>
    <style:style style:name="P16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17" style:family="paragraph">
      <style:paragraph-properties fo:line-height="100.00%" fo:text-align="justify" fo:margin-top="4.00pt" fo:margin-bottom="10.00pt">
        <style:tab-stops>
          <style:tab-stop style:position="26.65pt"/>
        </style:tab-stops>
      </style:paragraph-properties>
    </style:style>
    <style:style style:name="P18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19" style:family="paragraph">
      <style:paragraph-properties fo:line-height="100.00%" fo:text-align="center" fo:margin-top="8.00pt" fo:margin-bottom="4.00pt">
        <style:tab-stops>
          <style:tab-stop style:position="10.80pt"/>
        </style:tab-stops>
      </style:paragraph-properties>
    </style:style>
    <style:style style:name="P20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style:style style:name="P21" style:family="paragraph">
      <style:paragraph-properties fo:line-height="100.00%" fo:text-align="center" fo:margin-top="8.00pt" fo:margin-bottom="4.00pt">
        <style:tab-stops>
          <style:tab-stop style:position="18.00pt"/>
        </style:tab-stops>
      </style:paragraph-properties>
    </style:style>
    <style:style style:name="P22" style:family="paragraph">
      <style:paragraph-properties fo:line-height="95.00%" fo:text-align="justify" fo:margin-left="0.00pt" fo:text-indent="14.40pt" fo:margin-bottom="6.00pt">
        <style:tab-stops>
          <style:tab-stop style:position="14.40pt"/>
        </style:tab-stops>
      </style:paragraph-properties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-0.30pt" fo:text-indent="0.30pt" fo:margin-bottom="2.50pt"/>
    </style:style>
    <style:style style:name="P24" style:family="paragraph">
      <style:paragraph-properties fo:line-height="100.00%" fo:text-align="justify" fo:margin-left="17.70pt" fo:text-indent="-17.70pt" fo:margin-bottom="2.5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0.30pt" fo:text-indent="0.30pt" fo:margin-bottom="2.50pt"/>
    </style:style>
    <style:style style:name="P26" style:family="paragraph">
      <style:paragraph-properties fo:line-height="100.00%" fo:text-align="justify" fo:margin-left="18.00pt" fo:text-indent="-18.00pt" fo:margin-bottom="2.50pt"/>
    </style:style>
    <style:style style:name="P27" style:family="paragraph">
      <style:paragraph-properties fo:line-height="100.00%" fo:text-align="center" fo:margin-left="18.00pt" fo:text-indent="-18.00pt" fo:margin-bottom="2.50pt"/>
    </style:style>
  </office:automatic-styles>
  <office:body>
    <office:text>
      <text:p text:style-name="P1"><text:span text:style-name="T1">Projeto Inteligência Artificial</text:span></text:p>
      <text:p text:style-name="P2"><text:span text:style-name="T2"/></text:p>
      <text:p text:style-name="P3"><text:span text:style-name="T2"/></text:p>
      <text:p text:style-name="P4"><text:span text:style-name="T3">Thomas Krevey Derkascz <text:line-break/></text:span><text:span text:style-name="T4">Departamento Acadêmico de Informática</text:span><text:span text:style-name="T5"><text:line-break/>Universidade Tecnológica Federal do Paraná</text:span><text:span text:style-name="T6"><text:line-break/>Ponta Grossa, Brasil</text:span><text:span text:style-name="T7"><text:line-break/></text:span></text:p>
      <text:p text:style-name="P4"><text:span text:style-name="T8">asdasdasd</text:span></text:p>
      <text:p text:style-name="P4"><text:span text:style-name="T9"><text:line-break/></text:span><text:span text:style-name="T10">line 3:<text:s/></text:span><text:span text:style-name="T11">name of organization <text:line-break/>(of Affiliation)<text:line-break/></text:span><text:span text:style-name="T12">line 4: City, Country</text:span><text:span text:style-name="T13"><text:line-break/></text:span></text:p>
      <text:p text:style-name="P5"><text:span text:style-name="T14"/></text:p>
      <text:p text:style-name="P5"><text:span text:style-name="T14"/></text:p>
      <text:p text:style-name="P6"><text:span text:style-name="T15">Resumo</text:span><text:span text:style-name="T16">—</text:span><text:span text:style-name="T17"><text:s/>O presente material contempla o uso de algoritmos de inteligência artificial na implementação de um jogo da velha, explicando seu funcionamento e traçando comparações.</text:span></text:p>
      <text:p text:style-name="P7"><text:span text:style-name="T18">Palavras-chave</text:span><text:span text:style-name="T19">—</text:span><text:span text:style-name="T20"><text:s/>algoritmo, guloso, estrela</text:span></text:p>
      <text:p text:style-name="P8"><text:span text:style-name="T21">Introdução</text:span></text:p>
      <text:p text:style-name="P9"><text:span text:style-name="T22">O jogo da velha, ou “tic tac toe” é um popular jogo de tabuleiro no qual existem 9 posições, na forma de uma matrix 3x3, com dois jogadores “X” e “O”, onde o principal objetivo é realizar uma sequência de 3 marcações contínuas na horizontal, vertical ou diagonal. Tendo em vista os mecanismos do jogo, foram criados dois algoritmos que mostram o funcionamento do jogo por meio interações resultantes do conhecimento sobre o domínio. Para o desenvolvimento, foi utilizada linguagem Java[1], no ambiente de progrmação Eclipse[2].</text:span></text:p>
      <text:p text:style-name="P9"><text:span text:style-name="T22"><text:s/></text:span></text:p>
      <text:p text:style-name="P10"><text:span text:style-name="T23">Algoritmos</text:span></text:p>
      <text:p text:style-name="P11"><text:span text:style-name="T24">Guloso</text:span></text:p>
      <text:p text:style-name="P12"><text:span text:style-name="T25">O algortimo guloso[3] tenta resolver o problema da forma mais rápida possível, usando a melhor opção em cada caso. O algoritmo programado possuí como heurística o número de espaços preenchidos em cada possíbilidade de tríade, independente da informação existente em cada campo.</text:span></text:p>
      <text:p text:style-name="P12"><text:span text:style-name="T25">Ao início da execução, é criado o tabuleiro, e com ele criado, é inserido aleatóriamente um “X”, representado no programa com o número 1, após a primeira jogada, é repetida a ação, mas desta vez inserindo o “O”, representado pelo número 2. A partir da inserção de pelo menos um valor de cada equipe, cada movimentação começa a considerar a heurística criada, e quando é verificado um ganhador, é exibido na tela e o programa encerra, o mesmo é válido no caso de empate.</text:span></text:p>
      <text:p text:style-name="P13"><text:span text:style-name="T26">A*</text:span></text:p>
      <text:p text:style-name="P14"><text:span text:style-name="T27">O algortimo A*[4] lido como “A estrela” utiliza da mesma base que o guloso, possuindo as mesmas características em seu início e fim, porém seu comportamento nas interações e jogadas durante a execução do programa são diferentes.</text:span></text:p>
      <text:p text:style-name="P14"><text:span text:style-name="T27">A heurística utilizada parte do mesmo princípio que a usada no algoritmo guloso, porém contabilizando quantos valores há em cada linha, coluna e diagonal e a qual equipe pertence, assim durante o jogo, antes de cada ação é analisado se o jogador atual ou o adversário esta prestes a ganhar, e com isso é feita inserção na melhor possibilidade daquela rodada.</text:span></text:p>
      <text:p text:style-name="P15"><text:span text:style-name="T28">Comparação</text:span></text:p>
      <text:p text:style-name="P16"><text:span text:style-name="T29">Foi possível perceber que ambos algoritmos possuem desempenho similar, porém como pode ser visto na tabela 1, o algoritmo A* possui uma maior taxa de empate e de vitórias para o jogador “O”, os empates podem ser explicados pela técnica possuir mais conhecimento do domínio, já a discrepância entre os resultados entre os vencedores pode ser relacioando ao fato do jogador “X” normalmente ser o primeiro a ter sua “estratégia” combatida pelo adversário, fazendo assim com que um novo plano seja elaborado.</text:span></text:p>
      <text:p text:style-name="P16"><text:span text:style-name="T29">Em relação ao algoritmo guloso, pode-se ver certo equilíbrio entre os resultados e isso se deve a maneira como o algortimo se comporta em relação aos dados que possui. Como este tenta finalizar o jogo da forma mais rápida em qualquer ocasião, da margem a qualquer resultado.</text:span></text:p>
      <text:p text:style-name="P17"><draw:frame text:anchor-type="as-char" svg:width="85.99mm" svg:height="69.59mm" style:rel-width="scale" style:rel-height="scale"><draw:object-ole xlink:href="OleObj1"/><draw:image xlink:href="ObjectReplacements/OleObj1"/></draw:frame><text:span text:style-name="T31">Tabela 1<text:s/></text:span><text:span text:style-name="T32">–</text:span><text:span text:style-name="T33"><text:s/>Comparação entre algoritmo guloso e A*. - Fonte : Autoral</text:span></text:p>
      <text:p text:style-name="P18"><text:span text:style-name="T34"/></text:p>
      <text:p text:style-name="P18"><text:span text:style-name="T34"/></text:p>
      <text:p text:style-name="P19"><text:span text:style-name="T35">Conclusão</text:span></text:p>
      <text:p text:style-name="P20"><text:span text:style-name="T36">Com este trabalho, pode-se perceber alguns pontos necessários para o desenvolvimento de um algoritmo inteligente, sendo o principal, a heurística.</text:span></text:p>
      <text:p text:style-name="P20"><text:span text:style-name="T36">Ao desenvolver os algoritmos foi possível notar a diferença que heurísticas distintas, porém com mesma base causam no desempenho dos programas, e como sua manipulação correta pode apresentar a melhor solução. </text:span></text:p>
      <text:p text:style-name="P21"><text:span text:style-name="T37">REFERÊNCIAS</text:span></text:p>
      <text:p text:style-name="P22"><text:span text:style-name="T38"/></text:p>
      <text:list text:style-name="L23">
        <text:list-item>
          <text:p text:style-name="P23"><text:a xlink:href="https://www.java.com/pt-BR/download/"><text:span text:style-name="T39">https://www.java.com/pt-BR/download/</text:span></text:a><text:span text:style-name="T40"/></text:p>
        </text:list-item>
        <text:list-item>
          <text:p text:style-name="P23"><text:a xlink:href="https://www.eclipse.org/downloads/"><text:span text:style-name="T41">https://www.eclipse.org/downloads/</text:span></text:a><text:span text:style-name="T42"/></text:p>
        </text:list-item>
        <text:list-item>
          <text:p text:style-name="P23"><text:span text:style-name="T43">Rocha, A., &amp; Dorini, L. B. (2004). Algoritmos gulosos: definições e aplicações.Campinas, SP,53.</text:span><text:span text:style-name="T44"><text:s/></text:span></text:p>
        </text:list-item>
        <text:list-item>
          <text:p text:style-name="P23"><text:span text:style-name="T44">Rios, Marcel, Francisco S. S. Neto, and José F. Magalhães Netto. "Análise e Comparação dos Algoritmos de Dijkstra e A-Estrela na Descoberta de Caminhos Mínimos em Mapas de Grade."Anais do I Encontro de Teoria da Computação, Porto Alegre, 2016. SBC, 2016, pp.887-890. </text:span></text:p>
        </text:list-item>
      </text:list>
      <text:p text:style-name="P24"><text:span text:style-name="T45">[]</text:span></text:p>
      <text:list text:style-name="L25">
        <text:list-item>
          <text:p text:style-name="P25"><text:span text:style-name="T46">Y. Yorozu, M. Hirano, K. Oka, and Y. Tagawa, “Electron spectroscopy studies on magneto-optical media and plastic substrate interface,” IEEE Transl. J. Magn. Japan, vol. 2, pp. 740</text:span><text:span text:style-name="T47">–</text:span><text:span text:style-name="T48">741, August 1987 [Digests 9th Annual Conf. Magnetics Japan, p. 301, 1982].</text:span></text:p>
        </text:list-item>
        <text:list-item>
          <text:p text:style-name="P25"><text:span text:style-name="T49">M. Young, The Technical Writer’s Handbook. Mill Valley, CA: University Science, 1989.K. Elissa, “Title of paper if known,” unpublished.</text:span></text:p>
        </text:list-item>
        <text:list-item>
          <text:p text:style-name="P25"><text:span text:style-name="T49">R. Nicole, “Title of paper with only first word capitalized,” J. Name Stand. Abbrev., in press.</text:span></text:p>
        </text:list-item>
        <text:list-item>
          <text:p text:style-name="P25"><text:span text:style-name="T49">Y. Yorozu, M. Hirano, K. Oka, and Y. Tagawa, “Electron spectroscopy studies on magneto-optical media and plastic substrate interface,” IEEE Transl. J. Magn. Japan, vol. 2, pp. 740</text:span><text:span text:style-name="T50">–</text:span><text:span text:style-name="T51">741, August 1987 [Digests 9th Annual Conf. Magnetics Japan, p. 301, 1982].</text:span></text:p>
        </text:list-item>
        <text:list-item>
          <text:p text:style-name="P25"><text:span text:style-name="T52">M. Young, The Technical Writer’s Handbook. Mill Valley, CA: University SciencK. Elissa, “Title of paper if known,” unpublished.</text:span></text:p>
        </text:list-item>
        <text:list-item>
          <text:p text:style-name="P25"><text:span text:style-name="T52">R. Nicole, “Title of paper with only first word capitalized,” J. Name Stand. Abbrev., in press.</text:span></text:p>
        </text:list-item>
        <text:list-item>
          <text:p text:style-name="P25"><text:span text:style-name="T52">Y. Yorozu, M. Hirano, K. Oka, and Y. Tagawa, “Electron spectroscopy studies on magneto-optical media and plastic substrate interface,” IEEE Transl. J. Magn. Japan, vol. 2, pp. 740</text:span><text:span text:style-name="T53">–</text:span><text:span text:style-name="T54">741, August 1987 [Digests 9th Annual Conf. Magnetics Japan, p. 301, 1982].</text:span></text:p>
        </text:list-item>
        <text:list-item>
          <text:p text:style-name="P25"><text:span text:style-name="T55">M. Young, The Technical Writer’s Handbook. Mill Valley, CA: University SciencK. Elissa, “Title of paper if known,” unpublished.</text:span></text:p>
        </text:list-item>
        <text:list-item>
          <text:p text:style-name="P25"><text:span text:style-name="T55">R. Nicole, “Title of paper with only first word capitalized,” J. Name Stand. Abbrev., in press.</text:span></text:p>
        </text:list-item>
        <text:list-item>
          <text:p text:style-name="P25"><text:span text:style-name="T55">Y. Yorozu, M. Hirano, K. Oka, and Y. Tagawa, “Electron spectroscopy studies on magneto-optical media and plastic substrate interface,” IEEE Transl. J. Magn. Japan, vol. 2, pp. 740</text:span><text:span text:style-name="T56">–</text:span><text:span text:style-name="T57">741, August 1987 [Digests 9th Annual Conf. Magnetics Japan, p. 301, 1982].</text:span></text:p>
        </text:list-item>
        <text:list-item>
          <text:p text:style-name="P25"><text:span text:style-name="T58">M. Young, The Technical Writer’s Handbook. Mill Valley, CA: University Scienc</text:span></text:p>
        </text:list-item>
      </text:list>
      <text:p text:style-name="P26"><text:span text:style-name="T59"/></text:p>
      <text:p text:style-name="P27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